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2" style:family="table-column">
      <style:table-column-properties fo:break-before="auto" style:column-width="113.84pt"/>
    </style:style>
    <style:style style:name="co13" style:family="table-column">
      <style:table-column-properties fo:break-before="auto" style:column-width="225.75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14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7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84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ennar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ennaria rosea subsp. rosea</text:p>
          </table:table-cell>
          <table:table-cell/>
          <table:table-cell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2">Test for duplicate infraspecies SYN-SYN (diff parent, same</text:span>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2">Test for duplicate infraspecies SYN-SYN (diff parent, same</text:span> authors)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6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08:04.844067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08:17.245645264</dc:date>
    <meta:editing-duration>PT24M22S</meta:editing-duration>
    <meta:editing-cycles>5</meta:editing-cycles>
    <meta:generator>LibreOffice/6.0.7.3$Linux_X86_64 LibreOffice_project/00m0$Build-3</meta:generator>
    <meta:document-statistic meta:table-count="9" meta:cell-count="132" meta:object-count="0"/>
  </office:meta>
</office:document-meta>
</file>